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7274.58655281257">
            <text:p>7274,58655281</text:p>
          </table:table-cell>
          <table:table-cell table:style-name="ce1" office:value-type="float" office:value="7151.40536594924">
            <text:p>7151,40536595</text:p>
          </table:table-cell>
          <table:table-cell table:style-name="ce1" office:value-type="float" office:value="6883.66498595225">
            <text:p>6883,66498595</text:p>
          </table:table-cell>
          <table:table-cell table:number-columns-repeated="2" table:style-name="ce1" office:value-type="float" office:value="6705.12463362225">
            <text:p>6705,12463362</text:p>
          </table:table-cell>
          <table:table-cell table:style-name="ce1" office:value-type="float" office:value="6686.8475459758">
            <text:p>6686,84754598</text:p>
          </table:table-cell>
          <table:table-cell table:number-columns-repeated="2" table:style-name="ce1" office:value-type="float" office:value="6515.3862346789">
            <text:p>6515,38623468</text:p>
          </table:table-cell>
          <table:table-cell table:style-name="ce1" office:value-type="float" office:value="6484.66056730153">
            <text:p>6484,66056730</text:p>
          </table:table-cell>
          <table:table-cell table:style-name="ce1" office:value-type="float" office:value="6441.41846508328">
            <text:p>6441,41846508</text:p>
          </table:table-cell>
          <table:table-cell table:style-name="ce1" office:value-type="float" office:value="6438.39353558188">
            <text:p>6438,39353558</text:p>
          </table:table-cell>
          <table:table-cell table:number-columns-repeated="2" table:style-name="ce1" office:value-type="float" office:value="6334.89467489531">
            <text:p>6334,89467490</text:p>
          </table:table-cell>
          <table:table-cell table:number-columns-repeated="12" table:style-name="ce1" office:value-type="float" office:value="6265.35537350729">
            <text:p>6265,35537351</text:p>
          </table:table-cell>
          <table:table-cell table:number-columns-repeated="15" table:style-name="ce1" office:value-type="float" office:value="6209.14498125494">
            <text:p>6209,14498125</text:p>
          </table:table-cell>
          <table:table-cell table:style-name="ce1" office:value-type="float" office:value="6202.71616285642">
            <text:p>6202,71616286</text:p>
          </table:table-cell>
          <table:table-cell table:style-name="ce1" office:value-type="float" office:value="6170.77756636976">
            <text:p>6170,77756637</text:p>
          </table:table-cell>
          <table:table-cell table:style-name="ce1" office:value-type="float" office:value="6131.79222626497">
            <text:p>6131,79222626</text:p>
          </table:table-cell>
          <table:table-cell table:style-name="ce1" office:value-type="float" office:value="6111.48218594003">
            <text:p>6111,48218594</text:p>
          </table:table-cell>
          <table:table-cell table:style-name="ce1" office:value-type="float" office:value="5996.46904238166">
            <text:p>5996,46904238</text:p>
          </table:table-cell>
          <table:table-cell table:style-name="ce1" office:value-type="float" office:value="5959.59496111555">
            <text:p>5959,59496112</text:p>
          </table:table-cell>
          <table:table-cell table:number-columns-repeated="2" table:style-name="ce1" office:value-type="float" office:value="5949.704096769">
            <text:p>5949,70409677</text:p>
          </table:table-cell>
          <table:table-cell table:style-name="ce1" office:value-type="float" office:value="5917.33203797584">
            <text:p>5917,33203798</text:p>
          </table:table-cell>
          <table:table-cell table:style-name="ce1" office:value-type="float" office:value="5879.60764043565">
            <text:p>5879,60764044</text:p>
          </table:table-cell>
          <table:table-cell table:style-name="ce1" office:value-type="float" office:value="5876.16637458722">
            <text:p>5876,16637459</text:p>
          </table:table-cell>
          <table:table-cell table:number-columns-repeated="2" table:style-name="ce1" office:value-type="float" office:value="5853.2390286521">
            <text:p>5853,23902865</text:p>
          </table:table-cell>
          <table:table-cell table:number-columns-repeated="2" table:style-name="ce1" office:value-type="float" office:value="5834.69988364528">
            <text:p>5834,69988365</text:p>
          </table:table-cell>
          <table:table-cell table:style-name="ce1" office:value-type="float" office:value="5818.82600195708">
            <text:p>5818,82600196</text:p>
          </table:table-cell>
          <table:table-cell table:number-columns-repeated="3" table:style-name="ce1" office:value-type="float" office:value="5813.94219769895">
            <text:p>5813,94219770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437">
            <text:p>437</text:p>
          </table:table-cell>
          <table:table-cell office:value-type="float" office:value="1156">
            <text:p>1156</text:p>
          </table:table-cell>
          <table:table-cell office:value-type="float" office:value="1762">
            <text:p>1762</text:p>
          </table:table-cell>
          <table:table-cell table:number-columns-repeated="2" office:value-type="float" office:value="2254">
            <text:p>2254</text:p>
          </table:table-cell>
          <table:table-cell office:value-type="float" office:value="3483">
            <text:p>3483</text:p>
          </table:table-cell>
          <table:table-cell table:number-columns-repeated="2" office:value-type="float" office:value="4179">
            <text:p>4179</text:p>
          </table:table-cell>
          <table:table-cell office:value-type="float" office:value="5590">
            <text:p>5590</text:p>
          </table:table-cell>
          <table:table-cell office:value-type="float" office:value="6438">
            <text:p>6438</text:p>
          </table:table-cell>
          <table:table-cell office:value-type="float" office:value="6752">
            <text:p>6752</text:p>
          </table:table-cell>
          <table:table-cell table:number-columns-repeated="2" office:value-type="float" office:value="7636">
            <text:p>7636</text:p>
          </table:table-cell>
          <table:table-cell table:number-columns-repeated="12" office:value-type="float" office:value="9240">
            <text:p>9240</text:p>
          </table:table-cell>
          <table:table-cell table:number-columns-repeated="15" office:value-type="float" office:value="17020">
            <text:p>17020</text:p>
          </table:table-cell>
          <table:table-cell office:value-type="float" office:value="27443">
            <text:p>27443</text:p>
          </table:table-cell>
          <table:table-cell office:value-type="float" office:value="28177">
            <text:p>28177</text:p>
          </table:table-cell>
          <table:table-cell office:value-type="float" office:value="29131">
            <text:p>29131</text:p>
          </table:table-cell>
          <table:table-cell office:value-type="float" office:value="29348">
            <text:p>29348</text:p>
          </table:table-cell>
          <table:table-cell office:value-type="float" office:value="30491">
            <text:p>30491</text:p>
          </table:table-cell>
          <table:table-cell office:value-type="float" office:value="31032">
            <text:p>31032</text:p>
          </table:table-cell>
          <table:table-cell table:number-columns-repeated="2" office:value-type="float" office:value="31274">
            <text:p>31274</text:p>
          </table:table-cell>
          <table:table-cell office:value-type="float" office:value="33260">
            <text:p>33260</text:p>
          </table:table-cell>
          <table:table-cell office:value-type="float" office:value="33672">
            <text:p>33672</text:p>
          </table:table-cell>
          <table:table-cell office:value-type="float" office:value="34448">
            <text:p>34448</text:p>
          </table:table-cell>
          <table:table-cell table:number-columns-repeated="2" office:value-type="float" office:value="34717">
            <text:p>34717</text:p>
          </table:table-cell>
          <table:table-cell table:number-columns-repeated="2" office:value-type="float" office:value="36659">
            <text:p>36659</text:p>
          </table:table-cell>
          <table:table-cell office:value-type="float" office:value="37532">
            <text:p>37532</text:p>
          </table:table-cell>
          <table:table-cell table:number-columns-repeated="3" office:value-type="float" office:value="38320">
            <text:p>38320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7274.58655281257">
            <text:p>7274,58655281</text:p>
          </table:table-cell>
          <table:table-cell table:style-name="ce1" office:value-type="float" office:value="7151.40536594924">
            <text:p>7151,40536595</text:p>
          </table:table-cell>
          <table:table-cell table:style-name="ce1" office:value-type="float" office:value="6995.57244433785">
            <text:p>6995,57244434</text:p>
          </table:table-cell>
          <table:table-cell table:style-name="ce1" office:value-type="float" office:value="6916.18728223068">
            <text:p>6916,18728223</text:p>
          </table:table-cell>
          <table:table-cell table:style-name="ce1" office:value-type="float" office:value="6771.69575523759">
            <text:p>6771,69575524</text:p>
          </table:table-cell>
          <table:table-cell table:style-name="ce1" office:value-type="float" office:value="6690.46971947146">
            <text:p>6690,46971947</text:p>
          </table:table-cell>
          <table:table-cell table:style-name="ce1" office:value-type="float" office:value="6547.91055875654">
            <text:p>6547,91055876</text:p>
          </table:table-cell>
          <table:table-cell table:style-name="ce1" office:value-type="float" office:value="6624.41428294138">
            <text:p>6624,41428294</text:p>
          </table:table-cell>
          <table:table-cell table:style-name="ce1" office:value-type="float" office:value="6597.99345152716">
            <text:p>6597,99345153</text:p>
          </table:table-cell>
          <table:table-cell table:style-name="ce1" office:value-type="float" office:value="6448.90011840638">
            <text:p>6448,90011841</text:p>
          </table:table-cell>
          <table:table-cell table:style-name="ce1" office:value-type="float" office:value="6474.88910210733">
            <text:p>6474,88910211</text:p>
          </table:table-cell>
          <table:table-cell table:number-columns-repeated="2" table:style-name="ce1" office:value-type="float" office:value="6335.49225279978">
            <text:p>6335,49225280</text:p>
          </table:table-cell>
          <table:table-cell table:number-columns-repeated="4" table:style-name="ce1" office:value-type="float" office:value="6332.50526649753">
            <text:p>6332,50526650</text:p>
          </table:table-cell>
          <table:table-cell table:style-name="ce1" office:value-type="float" office:value="6368.12649209402">
            <text:p>6368,12649209</text:p>
          </table:table-cell>
          <table:table-cell table:style-name="ce1" office:value-type="float" office:value="6491.99891575343">
            <text:p>6491,99891575</text:p>
          </table:table-cell>
          <table:table-cell table:style-name="ce1" office:value-type="float" office:value="6712.24322419456">
            <text:p>6712,24322419</text:p>
          </table:table-cell>
          <table:table-cell table:style-name="ce1" office:value-type="float" office:value="6756.76188988105">
            <text:p>6756,76188988</text:p>
          </table:table-cell>
          <table:table-cell table:style-name="ce1" office:value-type="float" office:value="6556.84813361447">
            <text:p>6556,84813361</text:p>
          </table:table-cell>
          <table:table-cell table:style-name="ce1" office:value-type="float" office:value="6377.71685851688">
            <text:p>6377,71685852</text:p>
          </table:table-cell>
          <table:table-cell table:style-name="ce1" office:value-type="float" office:value="6339.58912113792">
            <text:p>6339,58912114</text:p>
          </table:table-cell>
          <table:table-cell table:style-name="ce1" office:value-type="float" office:value="6355.57997283085">
            <text:p>6355,57997283</text:p>
          </table:table-cell>
          <table:table-cell table:style-name="ce1" office:value-type="float" office:value="6623.65629464645">
            <text:p>6623,65629465</text:p>
          </table:table-cell>
          <table:table-cell table:style-name="ce1" office:value-type="float" office:value="6578.63905814155">
            <text:p>6578,63905814</text:p>
          </table:table-cell>
          <table:table-cell table:style-name="ce1" office:value-type="float" office:value="6521.03629800804">
            <text:p>6521,03629801</text:p>
          </table:table-cell>
          <table:table-cell table:style-name="ce1" office:value-type="float" office:value="6465.12410009121">
            <text:p>6465,12410009</text:p>
          </table:table-cell>
          <table:table-cell table:style-name="ce1" office:value-type="float" office:value="6441.69241898404">
            <text:p>6441,69241898</text:p>
          </table:table-cell>
          <table:table-cell table:style-name="ce1" office:value-type="float" office:value="6640.80879881915">
            <text:p>6640,80879882</text:p>
          </table:table-cell>
          <table:table-cell table:style-name="ce1" office:value-type="float" office:value="6628.50254915583">
            <text:p>6628,50254916</text:p>
          </table:table-cell>
          <table:table-cell table:style-name="ce1" office:value-type="float" office:value="6618.63885727863">
            <text:p>6618,63885728</text:p>
          </table:table-cell>
          <table:table-cell table:style-name="ce1" office:value-type="float" office:value="6673.94913795171">
            <text:p>6673,94913795</text:p>
          </table:table-cell>
          <table:table-cell table:style-name="ce1" office:value-type="float" office:value="6774.25979822092">
            <text:p>6774,25979822</text:p>
          </table:table-cell>
          <table:table-cell table:style-name="ce1" office:value-type="float" office:value="6497.60771848229">
            <text:p>6497,60771848</text:p>
          </table:table-cell>
          <table:table-cell table:style-name="ce1" office:value-type="float" office:value="6434.2438519107">
            <text:p>6434,24385191</text:p>
          </table:table-cell>
          <table:table-cell table:style-name="ce1" office:value-type="float" office:value="6580.53164344081">
            <text:p>6580,53164344</text:p>
          </table:table-cell>
          <table:table-cell table:style-name="ce1" office:value-type="float" office:value="6400.82499775783">
            <text:p>6400,82499776</text:p>
          </table:table-cell>
          <table:table-cell table:style-name="ce1" office:value-type="float" office:value="6224.33540256198">
            <text:p>6224,33540256</text:p>
          </table:table-cell>
          <table:table-cell table:style-name="ce1" office:value-type="float" office:value="6243.27843610074">
            <text:p>6243,27843610</text:p>
          </table:table-cell>
          <table:table-cell table:style-name="ce1" office:value-type="float" office:value="6170.77756636976">
            <text:p>6170,77756637</text:p>
          </table:table-cell>
          <table:table-cell table:style-name="ce1" office:value-type="float" office:value="6131.79222626497">
            <text:p>6131,79222626</text:p>
          </table:table-cell>
          <table:table-cell table:style-name="ce1" office:value-type="float" office:value="6111.48218594003">
            <text:p>6111,48218594</text:p>
          </table:table-cell>
          <table:table-cell table:style-name="ce1" office:value-type="float" office:value="5996.46904238166">
            <text:p>5996,46904238</text:p>
          </table:table-cell>
          <table:table-cell table:style-name="ce1" office:value-type="float" office:value="5959.59496111555">
            <text:p>5959,59496112</text:p>
          </table:table-cell>
          <table:table-cell table:number-columns-repeated="2" table:style-name="ce1" office:value-type="float" office:value="5949.704096769">
            <text:p>5949,70409677</text:p>
          </table:table-cell>
          <table:table-cell table:style-name="ce1" office:value-type="float" office:value="5917.33203797584">
            <text:p>5917,33203798</text:p>
          </table:table-cell>
          <table:table-cell table:style-name="ce1" office:value-type="float" office:value="5879.60764043565">
            <text:p>5879,60764044</text:p>
          </table:table-cell>
          <table:table-cell table:style-name="ce1" office:value-type="float" office:value="5883.23117189759">
            <text:p>5883,23117190</text:p>
          </table:table-cell>
          <table:table-cell table:style-name="ce1" office:value-type="float" office:value="5918.7119672999">
            <text:p>5918,71196730</text:p>
          </table:table-cell>
          <table:table-cell table:style-name="ce1" office:value-type="float" office:value="5882.37105034037">
            <text:p>5882,37105034</text:p>
          </table:table-cell>
          <table:table-cell table:number-columns-repeated="2" table:style-name="ce1" office:value-type="float" office:value="5834.69988364528">
            <text:p>5834,69988365</text:p>
          </table:table-cell>
          <table:table-cell table:number-columns-repeated="3" table:style-name="ce1" office:value-type="float" office:value="5818.82600195708">
            <text:p>5818,82600196</text:p>
          </table:table-cell>
          <table:table-cell table:style-name="ce1" office:value-type="float" office:value="6160.44285552346">
            <text:p>6160,44285552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507">
            <text:p>507</text:p>
          </table:table-cell>
          <table:table-cell office:value-type="float" office:value="1186">
            <text:p>1186</text:p>
          </table:table-cell>
          <table:table-cell office:value-type="float" office:value="1856">
            <text:p>1856</text:p>
          </table:table-cell>
          <table:table-cell office:value-type="float" office:value="2527">
            <text:p>2527</text:p>
          </table:table-cell>
          <table:table-cell office:value-type="float" office:value="3197">
            <text:p>3197</text:p>
          </table:table-cell>
          <table:table-cell office:value-type="float" office:value="3852">
            <text:p>3852</text:p>
          </table:table-cell>
          <table:table-cell office:value-type="float" office:value="4504">
            <text:p>4504</text:p>
          </table:table-cell>
          <table:table-cell office:value-type="float" office:value="5180">
            <text:p>5180</text:p>
          </table:table-cell>
          <table:table-cell office:value-type="float" office:value="5856">
            <text:p>5856</text:p>
          </table:table-cell>
          <table:table-cell office:value-type="float" office:value="6542">
            <text:p>6542</text:p>
          </table:table-cell>
          <table:table-cell office:value-type="float" office:value="7229">
            <text:p>7229</text:p>
          </table:table-cell>
          <table:table-cell office:value-type="float" office:value="7917">
            <text:p>7917</text:p>
          </table:table-cell>
          <table:table-cell office:value-type="float" office:value="8606">
            <text:p>8606</text:p>
          </table:table-cell>
          <table:table-cell office:value-type="float" office:value="9292">
            <text:p>9292</text:p>
          </table:table-cell>
          <table:table-cell office:value-type="float" office:value="9981">
            <text:p>9981</text:p>
          </table:table-cell>
          <table:table-cell office:value-type="float" office:value="10669">
            <text:p>10669</text:p>
          </table:table-cell>
          <table:table-cell office:value-type="float" office:value="11355">
            <text:p>11355</text:p>
          </table:table-cell>
          <table:table-cell office:value-type="float" office:value="12044">
            <text:p>12044</text:p>
          </table:table-cell>
          <table:table-cell office:value-type="float" office:value="12732">
            <text:p>12732</text:p>
          </table:table-cell>
          <table:table-cell office:value-type="float" office:value="13420">
            <text:p>13420</text:p>
          </table:table-cell>
          <table:table-cell office:value-type="float" office:value="14106">
            <text:p>14106</text:p>
          </table:table-cell>
          <table:table-cell office:value-type="float" office:value="14791">
            <text:p>14791</text:p>
          </table:table-cell>
          <table:table-cell office:value-type="float" office:value="15474">
            <text:p>15474</text:p>
          </table:table-cell>
          <table:table-cell office:value-type="float" office:value="16155">
            <text:p>16155</text:p>
          </table:table-cell>
          <table:table-cell office:value-type="float" office:value="16838">
            <text:p>16838</text:p>
          </table:table-cell>
          <table:table-cell office:value-type="float" office:value="17521">
            <text:p>17521</text:p>
          </table:table-cell>
          <table:table-cell office:value-type="float" office:value="18201">
            <text:p>18201</text:p>
          </table:table-cell>
          <table:table-cell office:value-type="float" office:value="18881">
            <text:p>18881</text:p>
          </table:table-cell>
          <table:table-cell office:value-type="float" office:value="19566">
            <text:p>19566</text:p>
          </table:table-cell>
          <table:table-cell office:value-type="float" office:value="20249">
            <text:p>20249</text:p>
          </table:table-cell>
          <table:table-cell office:value-type="float" office:value="20928">
            <text:p>20928</text:p>
          </table:table-cell>
          <table:table-cell office:value-type="float" office:value="21613">
            <text:p>21613</text:p>
          </table:table-cell>
          <table:table-cell office:value-type="float" office:value="22297">
            <text:p>22297</text:p>
          </table:table-cell>
          <table:table-cell office:value-type="float" office:value="22977">
            <text:p>22977</text:p>
          </table:table-cell>
          <table:table-cell office:value-type="float" office:value="23659">
            <text:p>23659</text:p>
          </table:table-cell>
          <table:table-cell office:value-type="float" office:value="24339">
            <text:p>24339</text:p>
          </table:table-cell>
          <table:table-cell office:value-type="float" office:value="25023">
            <text:p>25023</text:p>
          </table:table-cell>
          <table:table-cell office:value-type="float" office:value="25707">
            <text:p>25707</text:p>
          </table:table-cell>
          <table:table-cell office:value-type="float" office:value="26388">
            <text:p>26388</text:p>
          </table:table-cell>
          <table:table-cell office:value-type="float" office:value="27068">
            <text:p>27068</text:p>
          </table:table-cell>
          <table:table-cell office:value-type="float" office:value="27757">
            <text:p>27757</text:p>
          </table:table-cell>
          <table:table-cell office:value-type="float" office:value="28449">
            <text:p>28449</text:p>
          </table:table-cell>
          <table:table-cell office:value-type="float" office:value="29136">
            <text:p>29136</text:p>
          </table:table-cell>
          <table:table-cell office:value-type="float" office:value="29826">
            <text:p>29826</text:p>
          </table:table-cell>
          <table:table-cell office:value-type="float" office:value="30516">
            <text:p>30516</text:p>
          </table:table-cell>
          <table:table-cell office:value-type="float" office:value="31204">
            <text:p>31204</text:p>
          </table:table-cell>
          <table:table-cell office:value-type="float" office:value="31892">
            <text:p>31892</text:p>
          </table:table-cell>
          <table:table-cell office:value-type="float" office:value="32584">
            <text:p>32584</text:p>
          </table:table-cell>
          <table:table-cell office:value-type="float" office:value="33271">
            <text:p>33271</text:p>
          </table:table-cell>
          <table:table-cell office:value-type="float" office:value="33960">
            <text:p>33960</text:p>
          </table:table-cell>
          <table:table-cell office:value-type="float" office:value="34646">
            <text:p>34646</text:p>
          </table:table-cell>
          <table:table-cell office:value-type="float" office:value="35337">
            <text:p>35337</text:p>
          </table:table-cell>
          <table:table-cell office:value-type="float" office:value="36021">
            <text:p>36021</text:p>
          </table:table-cell>
          <table:table-cell office:value-type="float" office:value="36712">
            <text:p>36712</text:p>
          </table:table-cell>
          <table:table-cell office:value-type="float" office:value="37401">
            <text:p>37401</text:p>
          </table:table-cell>
          <table:table-cell office:value-type="float" office:value="38087">
            <text:p>38087</text:p>
          </table:table-cell>
          <table:table-cell office:value-type="float" office:value="38773">
            <text:p>38773</text:p>
          </table:table-cell>
          <table:table-cell office:value-type="float" office:value="39460">
            <text:p>39460</text:p>
          </table:table-cell>
          <table:table-cell office:value-type="float" office:value="40145">
            <text:p>40145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230.08651045889">
            <text:p>6230,09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91901.4434481327">
            <text:p>91901,44</text:p>
          </table:table-cell>
          <table:table-cell table:number-columns-repeated="58"/>
        </table:table-row>
        <table:table-row table:style-name="ro1" table:number-rows-repeated="2">
          <table:table-cell table:number-columns-repeated="60"/>
        </table:table-row>
        <table:table-row table:style-name="ro1">
          <table:table-cell>
            <draw:frame table:end-cell-address="Hoja1.F27" table:end-x="1.578cm" table:end-y="0.088cm" draw:z-index="0" draw:style-name="gr1" svg:width="16.936cm" svg:height="6.986cm" svg:x="2.879cm" svg:y="0.328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8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38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2:38:42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937cm" svg:height="6.987cm" chart:class="chart:scatter" chart:style-name="ch1">
        <chart:title svg:x="7.396cm" svg:y="0.14cm" chart:style-name="ch2">
          <text:p>Prueba # 1</text:p>
        </chart:title>
        <chart:legend chart:legend-position="end" svg:x="15.209cm" svg:y="3.186cm" chart:style-name="ch3"/>
        <chart:plot-area chart:style-name="ch4" table:cell-range-address="Hoja1.A1:Hoja1.BH2" chart:data-source-has-labels="column" svg:x="0.475cm" svg:y="0.782cm" svg:width="14.396cm" svg:height="5.988cm">
          <chart:axis chart:dimension="x" chart:name="primary-x" chart:style-name="ch5">
            <chart:title svg:x="7.43cm" svg:y="6.312cm" chart:style-name="ch6">
              <text:p>tiempo </text:p>
            </chart:title>
          </chart:axis>
          <chart:axis chart:dimension="y" chart:name="primary-y" chart:style-name="ch7">
            <chart:title svg:x="0.339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16">
                <text:p>20016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274.58655281257">
                <text:p>7274.58655281257</text:p>
              </table:table-cell>
              <table:table-cell office:value-type="float" office:value="7151.40536594924">
                <text:p>7151.40536594924</text:p>
              </table:table-cell>
              <table:table-cell office:value-type="float" office:value="6883.66498595225">
                <text:p>6883.66498595225</text:p>
              </table:table-cell>
              <table:table-cell office:value-type="float" office:value="6705.12463362225">
                <text:p>6705.12463362225</text:p>
              </table:table-cell>
              <table:table-cell office:value-type="float" office:value="6705.12463362225">
                <text:p>6705.12463362225</text:p>
              </table:table-cell>
              <table:table-cell office:value-type="float" office:value="6686.8475459758">
                <text:p>6686.8475459758</text:p>
              </table:table-cell>
              <table:table-cell office:value-type="float" office:value="6515.3862346789">
                <text:p>6515.3862346789</text:p>
              </table:table-cell>
              <table:table-cell office:value-type="float" office:value="6515.3862346789">
                <text:p>6515.3862346789</text:p>
              </table:table-cell>
              <table:table-cell office:value-type="float" office:value="6484.66056730153">
                <text:p>6484.66056730153</text:p>
              </table:table-cell>
              <table:table-cell office:value-type="float" office:value="6441.41846508328">
                <text:p>6441.41846508328</text:p>
              </table:table-cell>
              <table:table-cell office:value-type="float" office:value="6438.39353558188">
                <text:p>6438.39353558188</text:p>
              </table:table-cell>
              <table:table-cell office:value-type="float" office:value="6334.89467489531">
                <text:p>6334.89467489531</text:p>
              </table:table-cell>
              <table:table-cell office:value-type="float" office:value="6334.89467489531">
                <text:p>6334.89467489531</text:p>
              </table:table-cell>
              <table:table-cell office:value-type="float" office:value="6265.35537350729">
                <text:p>6265.35537350729</text:p>
              </table:table-cell>
              <table:table-cell office:value-type="float" office:value="6265.35537350729">
                <text:p>6265.35537350729</text:p>
              </table:table-cell>
              <table:table-cell office:value-type="float" office:value="6265.35537350729">
                <text:p>6265.35537350729</text:p>
              </table:table-cell>
              <table:table-cell office:value-type="float" office:value="6265.35537350729">
                <text:p>6265.35537350729</text:p>
              </table:table-cell>
              <table:table-cell office:value-type="float" office:value="6265.35537350729">
                <text:p>6265.35537350729</text:p>
              </table:table-cell>
              <table:table-cell office:value-type="float" office:value="6265.35537350729">
                <text:p>6265.35537350729</text:p>
              </table:table-cell>
              <table:table-cell office:value-type="float" office:value="6265.35537350729">
                <text:p>6265.35537350729</text:p>
              </table:table-cell>
              <table:table-cell office:value-type="float" office:value="6265.35537350729">
                <text:p>6265.35537350729</text:p>
              </table:table-cell>
              <table:table-cell office:value-type="float" office:value="6265.35537350729">
                <text:p>6265.35537350729</text:p>
              </table:table-cell>
              <table:table-cell office:value-type="float" office:value="6265.35537350729">
                <text:p>6265.35537350729</text:p>
              </table:table-cell>
              <table:table-cell office:value-type="float" office:value="6265.35537350729">
                <text:p>6265.35537350729</text:p>
              </table:table-cell>
              <table:table-cell office:value-type="float" office:value="6265.35537350729">
                <text:p>6265.35537350729</text:p>
              </table:table-cell>
              <table:table-cell office:value-type="float" office:value="6209.14498125494">
                <text:p>6209.14498125494</text:p>
              </table:table-cell>
              <table:table-cell office:value-type="float" office:value="6209.14498125494">
                <text:p>6209.14498125494</text:p>
              </table:table-cell>
              <table:table-cell office:value-type="float" office:value="6209.14498125494">
                <text:p>6209.14498125494</text:p>
              </table:table-cell>
              <table:table-cell office:value-type="float" office:value="6209.14498125494">
                <text:p>6209.14498125494</text:p>
              </table:table-cell>
              <table:table-cell office:value-type="float" office:value="6209.14498125494">
                <text:p>6209.14498125494</text:p>
              </table:table-cell>
              <table:table-cell office:value-type="float" office:value="6209.14498125494">
                <text:p>6209.14498125494</text:p>
              </table:table-cell>
              <table:table-cell office:value-type="float" office:value="6209.14498125494">
                <text:p>6209.14498125494</text:p>
              </table:table-cell>
              <table:table-cell office:value-type="float" office:value="6209.14498125494">
                <text:p>6209.14498125494</text:p>
              </table:table-cell>
              <table:table-cell office:value-type="float" office:value="6209.14498125494">
                <text:p>6209.14498125494</text:p>
              </table:table-cell>
              <table:table-cell office:value-type="float" office:value="6209.14498125494">
                <text:p>6209.14498125494</text:p>
              </table:table-cell>
              <table:table-cell office:value-type="float" office:value="6209.14498125494">
                <text:p>6209.14498125494</text:p>
              </table:table-cell>
              <table:table-cell office:value-type="float" office:value="6209.14498125494">
                <text:p>6209.14498125494</text:p>
              </table:table-cell>
              <table:table-cell office:value-type="float" office:value="6209.14498125494">
                <text:p>6209.14498125494</text:p>
              </table:table-cell>
              <table:table-cell office:value-type="float" office:value="6209.14498125494">
                <text:p>6209.14498125494</text:p>
              </table:table-cell>
              <table:table-cell office:value-type="float" office:value="6209.14498125494">
                <text:p>6209.14498125494</text:p>
              </table:table-cell>
              <table:table-cell office:value-type="float" office:value="6202.71616285642">
                <text:p>6202.71616285642</text:p>
              </table:table-cell>
              <table:table-cell office:value-type="float" office:value="6170.77756636976">
                <text:p>6170.77756636976</text:p>
              </table:table-cell>
              <table:table-cell office:value-type="float" office:value="6131.79222626497">
                <text:p>6131.79222626497</text:p>
              </table:table-cell>
              <table:table-cell office:value-type="float" office:value="6111.48218594003">
                <text:p>6111.48218594003</text:p>
              </table:table-cell>
              <table:table-cell office:value-type="float" office:value="5996.46904238166">
                <text:p>5996.46904238166</text:p>
              </table:table-cell>
              <table:table-cell office:value-type="float" office:value="5959.59496111555">
                <text:p>5959.59496111555</text:p>
              </table:table-cell>
              <table:table-cell office:value-type="float" office:value="5949.704096769">
                <text:p>5949.704096769</text:p>
              </table:table-cell>
              <table:table-cell office:value-type="float" office:value="5949.704096769">
                <text:p>5949.704096769</text:p>
              </table:table-cell>
              <table:table-cell office:value-type="float" office:value="5917.33203797584">
                <text:p>5917.33203797584</text:p>
              </table:table-cell>
              <table:table-cell office:value-type="float" office:value="5879.60764043565">
                <text:p>5879.60764043565</text:p>
              </table:table-cell>
              <table:table-cell office:value-type="float" office:value="5876.16637458722">
                <text:p>5876.16637458722</text:p>
              </table:table-cell>
              <table:table-cell office:value-type="float" office:value="5853.2390286521">
                <text:p>5853.2390286521</text:p>
              </table:table-cell>
              <table:table-cell office:value-type="float" office:value="5853.2390286521">
                <text:p>5853.2390286521</text:p>
              </table:table-cell>
              <table:table-cell office:value-type="float" office:value="5834.69988364528">
                <text:p>5834.69988364528</text:p>
              </table:table-cell>
              <table:table-cell office:value-type="float" office:value="5834.69988364528">
                <text:p>5834.69988364528</text:p>
              </table:table-cell>
              <table:table-cell office:value-type="float" office:value="5818.82600195708">
                <text:p>5818.82600195708</text:p>
              </table:table-cell>
              <table:table-cell office:value-type="float" office:value="5813.94219769895">
                <text:p>5813.94219769895</text:p>
              </table:table-cell>
              <table:table-cell office:value-type="float" office:value="5813.94219769895">
                <text:p>5813.94219769895</text:p>
              </table:table-cell>
              <table:table-cell office:value-type="float" office:value="5813.94219769895">
                <text:p>5813.942197698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